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2">
      <style:paragraph-properties fo:margin-left="0.5in" fo:margin-right="0in" fo:text-indent="-0.25in" style:auto-text-indent="false"/>
    </style:style>
    <style:style style:name="P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5"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6" style:family="paragraph" style:parent-style-name="Standard">
      <style:paragraph-properties fo:margin-left="0.5in" fo:margin-right="0in" fo:text-indent="0in" style:auto-text-indent="false"/>
    </style:style>
    <style:style style:name="P7" style:family="paragraph" style:parent-style-name="Standard">
      <style:paragraph-properties fo:margin-left="0in" fo:margin-right="0in" fo:text-indent="0.5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top="0in" fo:margin-bottom="0.1665in" loext:contextual-spacing="false" fo:line-height="100%"/>
    </style:style>
    <style:style style:name="P11" style:family="paragraph" style:parent-style-name="Standard">
      <style:paragraph-properties fo:margin-top="0.1665in" fo:margin-bottom="0.1665in" loext:contextual-spacing="false" fo:line-height="100%"/>
    </style:style>
    <style:style style:name="P12" style:family="paragraph" style:parent-style-name="Standard" style:master-page-name="Standard">
      <style:paragraph-properties style:page-number="1"/>
    </style:style>
    <style:style style:name="P13" style:family="paragraph" style:parent-style-name="Heading_20_2">
      <style:paragraph-properties fo:margin-top="0.25in" fo:margin-bottom="0.0555in" loext:contextual-spacing="false" fo:line-height="100%" fo:keep-together="auto" fo:keep-with-next="auto"/>
    </style:style>
    <style:style style:name="P14" style:family="paragraph" style:parent-style-name="Heading_20_3">
      <style:paragraph-properties fo:margin-top="0.1945in" fo:margin-bottom="0.0555in" loext:contextual-spacing="false" fo:line-height="100%" fo:keep-together="auto" fo:keep-with-next="auto"/>
    </style:style>
    <style:style style:name="T1" style:family="text">
      <style:text-properties fo:font-size="18pt" fo:font-weight="bold" style:font-size-asian="18pt" style:font-weight-asian="bold" style:font-size-complex="18pt"/>
    </style:style>
    <style:style style:name="T2" style:family="text">
      <style:text-properties fo:font-size="11pt" fo:font-weight="bold" style:font-size-asian="11pt" style:font-weight-asian="bold" style:font-size-complex="11pt"/>
    </style:style>
    <style:style style:name="T3" style:family="text">
      <style:text-properties style:text-underline-style="none"/>
    </style:style>
    <style:style style:name="T4" style:family="text">
      <style:text-properties fo:font-weight="bold"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fo:font-size="12pt" fo:font-weight="bold" style:font-size-asian="12pt" style:font-weight-asian="bold" style:font-size-complex="12pt"/>
    </style:style>
    <style:style style:name="T7" style:family="text">
      <style:text-properties fo:color="#000000" fo:font-size="13pt" fo:font-weight="bold" style:font-size-asian="13pt" style:font-weight-asian="bold" style:font-size-complex="13pt"/>
    </style:style>
    <style:style style:name="T8" style:family="text">
      <style:text-properties fo:font-size="17pt" fo:font-weight="bold" style:font-size-asian="17pt" style:font-weight-asian="bold" style:font-size-complex="17pt"/>
    </style:style>
    <style:style style:name="T9"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SSH keys</text:span></text:p>
      <text:p text:style-name="P13"><text:bookmark text:name="_72qdbqyslbu9"/><text:span text:style-name="T2">SSH Command in Linux</text:span></text:p>
      <text:p text:style-name="Standard">The ssh command provides a secure encrypted connection between two hosts over an insecure network. This connection can also be used for terminal access, file transfers, and for tunneling other applications.</text:p>
      <text:p text:style-name="Standard"/>
      <text:p text:style-name="Standard">Create a ssh key pair :</text:p>
      <text:list xml:id="list1533367976" text:style-name="WWNum2">
        <text:list-item>
          <text:p text:style-name="P1">Run ssh-keygen without arguments.</text:p>
        </text:list-item>
        <text:list-item>
          <text:p text:style-name="P1">To select algorithm and key size :</text:p>
        </text:list-item>
      </text:list>
      <text:p text:style-name="P6">The <text:span text:style-name="T4">algorithm is selected</text:span> using the<text:span text:style-name="T4"> -t </text:span>option and <text:span text:style-name="T4">key size using the -b option</text:span>. The following commands illustrate:</text:p>
      <text:p text:style-name="P7">ssh-keygen -t rsa -b 4096</text:p>
      <text:p text:style-name="P7">ssh-keygen -t dsa</text:p>
      <text:p text:style-name="P7">ssh-keygen -t ecdsa -b 521</text:p>
      <text:p text:style-name="P7">ssh-keygen -t ed25519</text:p>
      <text:list xml:id="list54804694437997" text:continue-numbering="true" text:style-name="WWNum2">
        <text:list-item>
          <text:p text:style-name="P1">In order to specify file name while creating the keys, use </text:p>
        </text:list-item>
      </text:list>
      <text:p text:style-name="P6">ssh-keygen -f ~/tatu-key-ecdsa -t ecdsa -b 521</text:p>
      <text:p text:style-name="P6">-f tag refers to the filename.</text:p>
      <text:p text:style-name="P9"/>
      <text:p text:style-name="P9"><text:span text:style-name="T5">ALGORITHMS:</text:span></text:p>
      <text:p text:style-name="P9"><text:span text:style-name="T4">rsa</text:span> - an old algorithm based on the difficulty of factoring large numbers. RSA is getting old and significant advances are being made in factoring. A key size of at least 2048 bits is recommended for RSA; 4096 bits is better. <text:span text:style-name="T4">GRADUALLY DIMINISHING</text:span></text:p>
      <text:p text:style-name="P9"><text:span text:style-name="T4">dsa</text:span> - an old US government Digital Signature Algorithm. It is based on the difficulty of computing discrete logarithms. A key size of 1024 would normally be used with it.<text:span text:style-name="T4">NOT RECOMMENDED.</text:span></text:p>
      <text:p text:style-name="P9"><text:span text:style-name="T4">ecdsa</text:span> - a new Digital Signature Algorithm standardized by the US government, using elliptic curves. This is probably a good algorithm for current applications. Only three key sizes are supported: 256, 384, and 521 (sic!) bits. <text:span text:style-name="T4">521 BITS RECOMMENDED.</text:span></text:p>
      <text:p text:style-name="P9"><text:soft-page-break/><text:span text:style-name="T4">ed25519</text:span> - this is a new algorithm added in OpenSSH. Support for it in clients is not yet universal. Thus its use in general purpose applications may not yet be advisable. <text:span text:style-name="T4">LESS SUPPORT.</text:span></text:p>
      <text:p text:style-name="P9"/>
      <text:p text:style-name="P9"/>
      <text:p text:style-name="P9">There are two ways for logging in to a remote machine,<text:line-break/>1. Password of that machine.</text:p>
      <text:p text:style-name="P9">2. SSH public and private keys.</text:p>
      <text:p text:style-name="P9"/>
      <text:p text:style-name="P9">Well, in case of a password, each time when I would want to access the remote machine, I will have to enter the password to access.</text:p>
      <text:p text:style-name="P9">Thus came the concept of SSH keys, the public key and the private key.</text:p>
      <text:p text:style-name="P9"/>
      <text:p text:style-name="P9"><text:span text:style-name="T4">SSH is a protocol to communicate with other computers</text:span>. It stands for Secure Shell. We can use SSH for various activities like transferring files and folders,hosting an application on a remote machine ,etc.</text:p>
      <text:p text:style-name="P9"/>
      <text:p text:style-name="P9"><text:span text:style-name="T6">Difference between an Authorized_keys and known_hosts -</text:span></text:p>
      <text:p text:style-name="P9"><text:span text:style-name="T4">also,</text:span>Q. what is stored in known_hosts</text:p>
      <text:p text:style-name="P9"/>
      <text:p text:style-name="P9"><text:span text:style-name="T4">The known_hosts file lets the client authenticate the server, to check that it isn't connecting to an impersonator. The authorized_keys file lets the server authenticate the user.</text:span></text:p>
      <text:p text:style-name="P9">------</text:p>
      <text:list xml:id="list2491941376" text:style-name="WWNum3">
        <text:list-item>
          <text:p text:style-name="P2"><text:span text:style-name="T4">~/.ssh/authorized_keys</text:span>: Holds a <text:span text:style-name="T5">list of authorized public keys for servers.</text:span> When the client connects to a server, the server authenticates the client by checking its signed public key stored within this file.</text:p>
        </text:list-item>
        <text:list-item>
          <text:p text:style-name="P4"><text:span text:style-name="T4">~/.ssh/known_hosts:</text:span> Contains DSA <text:span text:style-name="T5">host keys of SSH servers accessed by the user</text:span>. This file is very important for ensuring that the SSH client is connecting the correct SSH server.</text:p>
        </text:list-item>
      </text:list>
      <text:p text:style-name="P10">With known_hosts, </text:p>
      <text:p text:style-name="P9"/>
      <text:p text:style-name="P14"><text:bookmark text:name="_70r2dl20cuc6"/><text:span text:style-name="T7">Add Key to server in one command</text:span></text:p>
      <text:p text:style-name="P11"><text:soft-page-break/>cat ~/.ssh/id_rsa.pub | ssh brad@192.168.1.29 "mkdir -p ~/.ssh &amp;&amp; chmod 700 ~/.ssh &amp;&amp; cat &gt;&gt; ~/.ssh/authorized_keys</text:p>
      <text:p text:style-name="P11">OR</text:p>
      <text:p text:style-name="P11"><text:span text:style-name="T6">Copying the Public Key to the Server</text:span></text:p>
      <text:p text:style-name="P11">To use public key authentication, the public key must be copied to a server and installed in an authorized_keys file. This can be conveniently done using the ssh-copy-id tool. Like this:</text:p>
      <text:p text:style-name="Standard">ssh-copy-id -i ~/.ssh/tatu-key-ecdsa user@host</text:p>
      <text:p text:style-name="P11"/>
      <text:p text:style-name="P14"><text:bookmark text:name="_ozj7tt1epxlo"/><text:span text:style-name="T7">Create &amp; copy a file to the server using SCP</text:span></text:p>
      <text:p text:style-name="Standard">--&gt;scp is a program for copying files between computers. “Secure copy”</text:p>
      <text:p text:style-name="P11">$ touch test.txt $ scp ~/test.txt brad@192.168.1.29:~</text:p>
      <text:p text:style-name="P9">scp file host:path</text:p>
      <text:p text:style-name="P11">This copies the file to the remote host. The destination path is optional, but can be a directory on the server, or even a file name if copying a single file. It is possible to specify multiple files; the last one is the destination.</text:p>
      <text:p text:style-name="P9"/>
      <text:p text:style-name="P9"/>
      <text:p text:style-name="P9"><text:span text:style-name="T4">After logging in to a server, we can directly send data from our local machine on to the remote server, with the command</text:span>,</text:p>
      <text:p text:style-name="P9">ssh user_name@ip_address<text:span text:style-name="T4">:</text:span>location_where_we_want_to_paste_the_files</text:p>
      <text:p text:style-name="P9"/>
      <text:p text:style-name="P9"/>
      <text:p text:style-name="P9">What are Authorised_keys ?</text:p>
      <text:p text:style-name="P9">-&gt; Authorized keys are public keys that grant access. They are analogous to locks that the corresponding private key can open.</text:p>
      <text:p text:style-name="P9"/>
      <text:p text:style-name="P13"><text:bookmark text:name="_1qfah2bhi3"/><text:span text:style-name="T8">Creating Host Keys</text:span></text:p>
      <text:p text:style-name="Standard"><text:soft-page-break/>Host keys are stored in the /etc/ssh/ directory.</text:p>
      <text:p text:style-name="P11">Host keys are just ordinary SSH key pairs. Each host can have one host key for each algorithm. The host keys are almost always stored in the following files:</text:p>
      <text:p text:style-name="P9">/etc/ssh/ssh_host_dsa_key</text:p>
      <text:p text:style-name="P9">/etc/ssh/ssh_host_ecdsa_key</text:p>
      <text:p text:style-name="P9">/etc/ssh/ssh_host_ed25519_key</text:p>
      <text:p text:style-name="Standard">/etc/ssh/ssh_host_rsa_key</text:p>
      <text:p text:style-name="P9"/>
      <text:p text:style-name="P9"/>
      <text:p text:style-name="P14"><text:bookmark text:name="_jsjj3p5qdd1b"/><text:span text:style-name="T7">Identity key location</text:span></text:p>
      <text:p text:style-name="P9">The default identity key location can also be configured in /etc/ssh/ssh_config or the user's .ssh/config file using the IdentityFile option.</text:p>
      <text:p text:style-name="P9"/>
      <text:p text:style-name="P9">-&gt;About the Contents of the <text:span text:style-name="T4">known_hosts </text:span>Files</text:p>
      <text:p text:style-name="P9">The <text:span text:style-name="T4">file</text:span> contains a list of public keys for all the hosts which the user has connected to. It can also include public keys for hosts that the user plans to log into but are not already in the system-wide list of known host keys.</text:p>
      <text:p text:style-name="P9"/>
      <text:p text:style-name="P9"/>
      <text:p text:style-name="P9"/>
      <text:p text:style-name="P9"/>
      <text:p text:style-name="P9"/>
      <text:list xml:id="list1440355294" text:style-name="WWNum1">
        <text:list-item>
          <text:p text:style-name="P3"><text:a xlink:type="simple" xlink:href="https://www.ssh.com/ssh/keygen" text:style-name="ListLabel_20_28" text:visited-style-name="ListLabel_20_28"><text:span text:style-name="T9">ssh-keygen</text:span></text:a> - creates a key pair for public key authentication</text:p>
        </text:list-item>
        <text:list-item>
          <text:p text:style-name="P3"><text:a xlink:type="simple" xlink:href="https://www.ssh.com/ssh/copy-id" text:style-name="ListLabel_20_28" text:visited-style-name="ListLabel_20_28"><text:span text:style-name="T9">ssh-copy-id</text:span></text:a> - configures a public key as authorized on a server</text:p>
        </text:list-item>
        <text:list-item>
          <text:p text:style-name="P3"><text:a xlink:type="simple" xlink:href="https://www.ssh.com/ssh/agent" text:style-name="ListLabel_20_28" text:visited-style-name="ListLabel_20_28"><text:span text:style-name="T9">ssh-agent</text:span></text:a> - agent to hold private key for single sign-on</text:p>
        </text:list-item>
        <text:list-item>
          <text:p text:style-name="P3"><text:soft-page-break/><text:a xlink:type="simple" xlink:href="https://www.ssh.com/ssh/add" text:style-name="ListLabel_20_28" text:visited-style-name="ListLabel_20_28"><text:span text:style-name="T9">ssh-add</text:span></text:a> - tool to add a key to the agent</text:p>
        </text:list-item>
        <text:list-item>
          <text:p text:style-name="P3"><text:a xlink:type="simple" xlink:href="https://www.ssh.com/ssh/scp" text:style-name="ListLabel_20_28" text:visited-style-name="ListLabel_20_28"><text:span text:style-name="T9">scp</text:span></text:a> - file transfer client with RCP-like command interface</text:p>
        </text:list-item>
        <text:list-item>
          <text:p text:style-name="P3"><text:a xlink:type="simple" xlink:href="https://www.ssh.com/ssh/sftp" text:style-name="ListLabel_20_28" text:visited-style-name="ListLabel_20_28"><text:span text:style-name="T9">sftp</text:span></text:a> - file transfer client with FTP-like command interface</text:p>
        </text:list-item>
        <text:list-item>
          <text:p text:style-name="P5"><text:a xlink:type="simple" xlink:href="https://www.ssh.com/ssh/sshd" text:style-name="ListLabel_20_28" text:visited-style-name="ListLabel_20_28"><text:span text:style-name="T9">sshd</text:span></text:a> - OpenSSH server</text:p>
        </text:list-item>
      </text:list>
      <text:p text:style-name="P9"/>
      <text:p text:style-name="P9"/>
      <text:p text:style-name="P9"/>
      <text:p text:style-name="P9"><text:span text:style-name="T4">To change my default port 22 :</text:span></text:p>
      <text:p text:style-name="P9">changed the SSH default port (by updating the Port attribute in the /etc/ssh/sshd_config file). </text:p>
      <text:p text:style-name="P9"/>
      <text:p text:style-name="P9"><text:span text:style-name="T4">Q. if someone knows my password, how do I stop him/her </text:span></text:p>
      <text:p text:style-name="P9">sshd logs all authorizations in /var/log/auth.log . You can check for logins by performing grep sshd /var/log/auth.log</text:p>
      <text:p text:style-name="P9"/>
      <text:p text:style-name="P9"/>
      <text:p text:style-name="P9">Q. how to set up port forwarding.</text:p>
      <text:p text:style-name="P9">Q. if 22 port is blocked, then how would you communicate.</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70" meta:word-count="912" meta:character-count="5441" meta:non-whitespace-character-count="4608"/>
    <meta:generator>LibreOfficeDev/6.0.5.2$Linux_X86_64 LibreOffice_project/</meta:generator>
  </office:meta>
</office:document-meta>
</file>